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style:text-underline-style="solid" style:text-underline-width="auto" style:text-underline-color="font-color"/>
    </style:style>
    <style:style style:name="T5" style:family="text">
      <style:text-properties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9a_1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8, FF 19a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<text:tab/></text:p>
      <text:p text:style-name="P4">Signed letter<text:tab/><text:tab/><text:tab/><text:tab/><text:tab/>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July 6</text:p>
      <text:p text:style-name="P4">Month<text:tab/><text:tab/><text:tab/><text:tab/><text:tab/><text:tab/>July</text:p>
      <text:p text:style-name="P4">Year<text:tab/><text:tab/><text:tab/><text:tab/><text:tab/><text:tab/></text:p>
      <text:p text:style-name="P4">Hebrew Date<text:tab/><text:tab/><text:tab/><text:tab/><text:tab/></text:p>
      <text:p text:style-name="P4">Undated</text:p>
      <text:p text:style-name="P4">City<text:tab/><text:tab/><text:tab/><text:tab/><text:tab/><text:tab/>Chicago</text:p>
      <text:p text:style-name="P4">State<text:tab/><text:tab/><text:tab/><text:tab/><text:tab/><text:tab/>IL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Y</text:p>
      <text:p text:style-name="P4">Stamp<text:tab/><text:tab/><text:tab/><text:tab/><text:tab/><text:tab/>Y</text:p>
      <text:p text:style-name="P4">Postma<text:tab/>rk<text:tab/><text:tab/><text:tab/><text:tab/><text:tab/>Y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Rev. D<text:span text:style-name="T2">r</text:span><text:span text:style-name="T3"> S. Morais/</text:span></text:p>
      <text:p text:style-name="P2"><text:span text:style-name="T3"><text:tab/>546 N</text:span><text:span text:style-name="T2">th</text:span><text:span text:style-name="T3"> 5</text:span><text:span text:style-name="T2">th</text:span><text:span text:style-name="T3"> St./</text:span></text:p>
      <text:p text:style-name="P2"><text:span text:style-name="T3">Philadelphia/ </text:span><text:span text:style-name="T4">Pa</text:span><text:span text:style-name="T5">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5T14:07:29.40</meta:creation-date>
    <dc:date>2012-01-25T14:09:09.46</dc:date>
    <dc:creator>Penn Libraries</dc:creator>
    <meta:editing-duration>PT00H01M40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3" meta:word-count="171" meta:character-count="1287"/>
  </office:meta>
</office:document-meta>
</file>